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lt;( ⸝⸝•̀ - •́⸝⸝)&gt;</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your eyes sparkled.</text:p>
      <text:p text:style-name="Normal">Your hand was so soft and warm, she felt so sad when you let go.</text:p>
      <text:p text:style-name="Normal">“Yeah, sorry...”</text:p>
      <text:p text:style-name="Normal">“? You don’t need to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
      <text:p text:style-name="P2">•• • ••</text:p>
      <text:p text:style-name="P2">Node 5: What is happiness?</text:p>
      <text:p text:style-name="P2"/>
      <text:p text:style-name="Normal">“On second thought, I don’t think I’ll be able to pay for myself.” That was your first declaration upon opening the menu.</text:p>
      <text:p text:style-name="Normal">“Don’t worry, I told you it’s my treat, didn’t I?”</text:p>
      <text:p text:style-name="Normal">“You have my gratitude, milady.”</text:p>
      <text:p text:style-name="Normal">“Milady? Where did that come from?”</text:p>
      <text:p text:style-name="Normal">“I am merely thankful that someone of such affluence as you would deign sit at the same table as common folk like me, milady.”</text:p>
      <text:p text:style-name="Normal"><text:span text:style-name="T1">What’s gotten into you, all of a sudden? </text:span>There were times when she felt she really couldn’t wrap her mind around your thinking process, and this was one of these,</text:p>
      <text:p text:style-name="Normal">“The way you’re speaking is creeping me out, can you stop it?”</text:p>
      <text:p text:style-name="Normal">“Right, sorry.”</text:p>
      <text:p text:style-name="Normal">Although, she did start to see your point: she was willing to bet not many could afford to become a regular here, least of all students.</text:p>
      <text:p text:style-name="Normal">“It’s not like my family is rich or anything, it’s just that, since my parents are never home, they at least make sure that I never have to worry about money.”</text:p>
      <text:p text:style-name="Normal">“I see, that’s not a bad deal, is it?”</text:p>
      <text:p text:style-name="Normal">“... It is though<text:span text:style-name="T1">... </text:span>If I could choose, I’d definitely choose...” She didn’t finish that sentence, and instead looked away. There were lots of moments she could be sad, but she didn’t want that to happen around you.</text:p>
      <text:p text:style-name="Normal">“My bad,” you said strongly, “I didn’t mean to be insensitive... If you want to talk about it...”</text:p>
      <text:p text:style-name="Normal">You were the kindest person she’d ever met. “Thanks, but I like to keep my problems to myself.”</text:p>
      <text:p text:style-name="Normal">“As you wis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